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11"/>
    <style:style style:name="ce6" style:family="table-cell" style:parent-style-name="Default" style:data-style-name="N111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11">
      <style:text-properties fo:color="#ffcc00"/>
    </style:style>
    <style:style style:name="ce14" style:family="table-cell" style:parent-style-name="Default" style:data-style-name="N111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11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10"/>
        <table:table-column table:style-name="co3" table:default-cell-style-name="ce6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8"/>
        <table:table-column table:style-name="co3" table:default-cell-style-name="ce12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Otsuka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3">
          <table:table-cell office:value-type="string">
            <text:p>Kurs</text:p>
          </table:table-cell>
          <table:table-cell table:style-name="ce4" office:value-type="currency" office:currency="EUR" office:value="31.8">
            <text:p>31,80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6" table:formula="of:=[.D20]+[.D19]" office:value-type="currency" office:currency="JPY" office:value="5305.02546852021">
            <text:p>￥5.305</text:p>
          </table:table-cell>
          <table:table-cell table:style-name="ce6" table:formula="of:=[.F2]-[.B3]/[.B4]" office:value-type="currency" office:currency="JPY" office:value="5305.02546852021">
            <text:p>￥5.305</text:p>
          </table:table-cell>
          <table:table-cell table:style-name="ce15" table:formula="of:=[.G2]*0.0077" office:value-type="currency" office:currency="EUR" office:value="40.8486961076057">
            <text:p>40,85 €</text:p>
          </table:table-cell>
          <table:table-cell table:style-name="ce10" office:value-type="percentage" office:value="0.2">
            <text:p>20,00%</text:p>
          </table:table-cell>
          <table:table-cell table:style-name="Default"/>
        </table:table-row>
        <table:table-row table:style-name="ro3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JPY" office:value="4423.10773706035">
            <text:p>￥4.423</text:p>
          </table:table-cell>
          <table:table-cell table:formula="of:=[.F3]-[.B3]/[.B4]" office:value-type="currency" office:currency="JPY" office:value="4423.10773706035">
            <text:p>￥4.423</text:p>
          </table:table-cell>
          <table:table-cell table:style-name="ce16" table:formula="of:=[.G3]*0.0077" office:value-type="currency" office:currency="EUR" office:value="34.0579295753647">
            <text:p>34,06 €</text:p>
          </table:table-cell>
          <table:table-cell table:style-name="ce11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33.7784499283792">
            <text:p>33,78 €</text:p>
          </table:table-cell>
        </table:table-row>
        <table:table-row table:style-name="ro3">
          <table:table-cell office:value-type="string">
            <text:p>Aktien</text:p>
          </table:table-cell>
          <table:table-cell table:style-name="Default" office:value-type="float" office:value="0.542">
            <text:p>0,542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JPY" office:value="3359.70971535013">
            <text:p>￥3.360</text:p>
          </table:table-cell>
          <table:table-cell table:style-name="ce14" table:formula="of:=[.F4]-[.B3]/[.B4]" office:value-type="currency" office:currency="JPY" office:value="3359.70971535013">
            <text:p>￥3.360</text:p>
          </table:table-cell>
          <table:table-cell table:style-name="ce17" table:formula="of:=[.G4]*0.0077" office:value-type="currency" office:currency="EUR" office:value="25.869764808196">
            <text:p>25,87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3">
          <table:table-cell office:value-type="string">
            <text:p>EPS</text:p>
          </table:table-cell>
          <table:table-cell table:style-name="ce5" office:value-type="currency" office:currency="JPY" office:value="269">
            <text:p>￥269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f:=[.B5]/2" office:value-type="currency" office:currency="JPY" office:value="134.5">
            <text:p>￥135</text:p>
          </table:table-cell>
          <table:table-cell table:style-name="ce7"/>
          <table:table-cell table:formula="of:=[.B8]/(1+[.D2])^(1/4)" office:value-type="currency" office:currency="JPY" office:value="132.244110534112">
            <text:p>￥132</text:p>
          </table:table-cell>
          <table:table-cell table:formula="of:=[.B5]/2" office:value-type="currency" office:currency="JPY" office:value="134.5">
            <text:p>￥135</text:p>
          </table:table-cell>
          <table:table-cell table:style-name="ce8"/>
          <table:table-cell table:formula="of:=[.E8]/(1+[.D3])^(1/4)" office:value-type="currency" office:currency="JPY" office:value="131.78465676685">
            <text:p>￥132</text:p>
          </table:table-cell>
          <table:table-cell table:formula="of:=[.B5]/2" office:value-type="currency" office:currency="JPY" office:value="134.5">
            <text:p>￥135</text:p>
          </table:table-cell>
          <table:table-cell table:style-name="ce9"/>
          <table:table-cell table:formula="of:=[.H8]/(1+[.D4])^(1/4)" office:value-type="currency" office:currency="JPY" office:value="131.333075061464">
            <text:p>￥131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B5]*(1+[.C9])" office:value-type="currency" office:currency="JPY" office:value="290.52">
            <text:p>￥291</text:p>
          </table:table-cell>
          <table:table-cell office:value-type="percentage" office:value="0.08">
            <text:p>8,00%</text:p>
          </table:table-cell>
          <table:table-cell table:formula="of:=[.B9]/(1+[.$D$2])^[.A9]" office:value-type="currency" office:currency="JPY" office:value="271.514018691589">
            <text:p>￥272</text:p>
          </table:table-cell>
          <table:table-cell table:formula="of:=[.B5]*(1+[.F9])" office:value-type="currency" office:currency="JPY" office:value="287.83">
            <text:p>￥288</text:p>
          </table:table-cell>
          <table:table-cell office:value-type="percentage" office:value="0.07">
            <text:p>7,00%</text:p>
          </table:table-cell>
          <table:table-cell table:formula="of:=[.E9]/(1+[.$D$3])^[.A9]" office:value-type="currency" office:currency="JPY" office:value="265.281105990783">
            <text:p>￥265</text:p>
          </table:table-cell>
          <table:table-cell table:formula="of:=[.B5]*(1+[.I9])" office:value-type="currency" office:currency="JPY" office:value="274.38">
            <text:p>￥274</text:p>
          </table:table-cell>
          <table:table-cell office:value-type="percentage" office:value="0.02">
            <text:p>2,00%</text:p>
          </table:table-cell>
          <table:table-cell table:formula="of:=[.H9]/(1+[.$D$4])^[.A9]" office:value-type="currency" office:currency="JPY" office:value="249.436363636364">
            <text:p>￥249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[.B9]*(1+[.C10])" office:value-type="currency" office:currency="JPY" office:value="305.046">
            <text:p>￥305</text:p>
          </table:table-cell>
          <table:table-cell office:value-type="percentage" office:value="0.05">
            <text:p>5,00%</text:p>
          </table:table-cell>
          <table:table-cell table:formula="of:=[.B10]/(1+[.$D$2])^[.A10]" office:value-type="currency" office:currency="JPY" office:value="266.43899030483">
            <text:p>￥266</text:p>
          </table:table-cell>
          <table:table-cell table:formula="of:=[.E9]*(1+[.F10])" office:value-type="currency" office:currency="JPY" office:value="299.3432">
            <text:p>￥299</text:p>
          </table:table-cell>
          <table:table-cell office:value-type="percentage" office:value="0.04">
            <text:p>4,00%</text:p>
          </table:table-cell>
          <table:table-cell table:formula="of:=[.E10]/(1+[.$D$3])^[.A10]" office:value-type="currency" office:currency="JPY" office:value="254.278663806834">
            <text:p>￥254</text:p>
          </table:table-cell>
          <table:table-cell table:formula="of:=[.H9]*(1+[.I10])" office:value-type="currency" office:currency="JPY" office:value="277.1238">
            <text:p>￥277</text:p>
          </table:table-cell>
          <table:table-cell office:value-type="percentage" office:value="0.01">
            <text:p>1,00%</text:p>
          </table:table-cell>
          <table:table-cell table:formula="of:=[.H10]/(1+[.$D$4])^[.A10]" office:value-type="currency" office:currency="JPY" office:value="229.027933884297">
            <text:p>￥229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formula="of:=[.B10]*(1+[.C11])" office:value-type="currency" office:currency="JPY" office:value="317.24784">
            <text:p>￥317</text:p>
          </table:table-cell>
          <table:table-cell office:value-type="percentage" office:value="0.04">
            <text:p>4,00%</text:p>
          </table:table-cell>
          <table:table-cell table:formula="of:=[.B11]/(1+[.$D$2])^[.A11]" office:value-type="currency" office:currency="JPY" office:value="258.968738240209">
            <text:p>￥259</text:p>
          </table:table-cell>
          <table:table-cell table:formula="of:=[.E10]*(1+[.F11])" office:value-type="currency" office:currency="JPY" office:value="308.323496">
            <text:p>￥308</text:p>
          </table:table-cell>
          <table:table-cell office:value-type="percentage" office:value="0.03">
            <text:p>3,00%</text:p>
          </table:table-cell>
          <table:table-cell table:formula="of:=[.E11]/(1+[.$D$3])^[.A11]" office:value-type="currency" office:currency="JPY" office:value="241.388961954875">
            <text:p>￥241</text:p>
          </table:table-cell>
          <table:table-cell table:formula="of:=[.H10]*(1+[.I11])" office:value-type="currency" office:currency="JPY" office:value="277.1238">
            <text:p>￥277</text:p>
          </table:table-cell>
          <table:table-cell office:value-type="percentage" office:value="0">
            <text:p>0,00%</text:p>
          </table:table-cell>
          <table:table-cell table:formula="of:=[.H11]/(1+[.$D$4])^[.A11]" office:value-type="currency" office:currency="JPY" office:value="208.207212622089">
            <text:p>￥208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formula="of:=[.B11]*(1+[.C12])" office:value-type="currency" office:currency="JPY" office:value="326.7652752">
            <text:p>￥327</text:p>
          </table:table-cell>
          <table:table-cell office:value-type="percentage" office:value="0.03">
            <text:p>3,00%</text:p>
          </table:table-cell>
          <table:table-cell table:formula="of:=[.B12]/(1+[.$D$2])^[.A12]" office:value-type="currency" office:currency="JPY" office:value="249.287663913472">
            <text:p>￥249</text:p>
          </table:table-cell>
          <table:table-cell table:formula="of:=[.E11]*(1+[.F12])" office:value-type="currency" office:currency="JPY" office:value="316.0315834">
            <text:p>￥316</text:p>
          </table:table-cell>
          <table:table-cell office:value-type="percentage" office:value="0.025">
            <text:p>2,50%</text:p>
          </table:table-cell>
          <table:table-cell table:formula="of:=[.E12]/(1+[.$D$3])^[.A12]" office:value-type="currency" office:currency="JPY" office:value="228.040263597923">
            <text:p>￥228</text:p>
          </table:table-cell>
          <table:table-cell table:formula="of:=[.H11]*(1+[.I12])" office:value-type="currency" office:currency="JPY" office:value="277.1238">
            <text:p>￥277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JPY" office:value="189.279284201899">
            <text:p>￥189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formula="of:=[.B12]*(1+[.C13])" office:value-type="currency" office:currency="JPY" office:value="336.568233456">
            <text:p>￥337</text:p>
          </table:table-cell>
          <table:table-cell office:value-type="percentage" office:value="0.03">
            <text:p>3,00%</text:p>
          </table:table-cell>
          <table:table-cell table:formula="of:=[.B13]/(1+[.$D$2])^[.A13]" office:value-type="currency" office:currency="JPY" office:value="239.968498907361">
            <text:p>￥240</text:p>
          </table:table-cell>
          <table:table-cell table:formula="of:=[.E12]*(1+[.F13])" office:value-type="currency" office:currency="JPY" office:value="323.932372985">
            <text:p>￥324</text:p>
          </table:table-cell>
          <table:table-cell office:value-type="percentage" office:value="0.025">
            <text:p>2,50%</text:p>
          </table:table-cell>
          <table:table-cell table:formula="of:=[.E13]/(1+[.$D$3])^[.A13]" office:value-type="currency" office:currency="JPY" office:value="215.429742108637">
            <text:p>￥215</text:p>
          </table:table-cell>
          <table:table-cell table:formula="of:=[.H12]*(1+[.I13])" office:value-type="currency" office:currency="JPY" office:value="277.1238">
            <text:p>￥277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JPY" office:value="172.072076547181">
            <text:p>￥172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formula="of:=[.B13]*(1+[.C14])" office:value-type="currency" office:currency="JPY" office:value="346.66528045968">
            <text:p>￥347</text:p>
          </table:table-cell>
          <table:table-cell office:value-type="percentage" office:value="0.03">
            <text:p>3,00%</text:p>
          </table:table-cell>
          <table:table-cell table:formula="of:=[.B14]/(1+[.$D$2])^[.A14]" office:value-type="currency" office:currency="JPY" office:value="230.997713901478">
            <text:p>￥231</text:p>
          </table:table-cell>
          <table:table-cell table:formula="of:=[.E13]*(1+[.F14])" office:value-type="currency" office:currency="JPY" office:value="332.030682309625">
            <text:p>￥332</text:p>
          </table:table-cell>
          <table:table-cell office:value-type="percentage" office:value="0.025">
            <text:p>2,50%</text:p>
          </table:table-cell>
          <table:table-cell table:formula="of:=[.E14]/(1+[.$D$3])^[.A14]" office:value-type="currency" office:currency="JPY" office:value="203.516576646408">
            <text:p>￥204</text:p>
          </table:table-cell>
          <table:table-cell table:formula="of:=[.H13]*(1+[.I14])" office:value-type="currency" office:currency="JPY" office:value="277.1238">
            <text:p>￥277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JPY" office:value="156.429160497437">
            <text:p>￥156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formula="of:=[.B14]*(1+[.C15])" office:value-type="currency" office:currency="JPY" office:value="357.06523887347">
            <text:p>￥357</text:p>
          </table:table-cell>
          <table:table-cell office:value-type="percentage" office:value="0.03">
            <text:p>3,00%</text:p>
          </table:table-cell>
          <table:table-cell table:formula="of:=[.B15]/(1+[.$D$2])^[.A15]" office:value-type="currency" office:currency="JPY" office:value="222.362285344414">
            <text:p>￥222</text:p>
          </table:table-cell>
          <table:table-cell table:formula="of:=[.E14]*(1+[.F15])" office:value-type="currency" office:currency="JPY" office:value="335.350989132721">
            <text:p>￥335</text:p>
          </table:table-cell>
          <table:table-cell office:value-type="percentage" office:value="0.01">
            <text:p>1,00%</text:p>
          </table:table-cell>
          <table:table-cell table:formula="of:=[.E15]/(1+[.$D$3])^[.A15]" office:value-type="currency" office:currency="JPY" office:value="189.448610518776">
            <text:p>￥189</text:p>
          </table:table-cell>
          <table:table-cell table:formula="of:=[.H14]*(1+[.I15])" office:value-type="currency" office:currency="JPY" office:value="277.1238">
            <text:p>￥277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JPY" office:value="142.208327724943">
            <text:p>￥142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formula="of:=[.B15]*(1+[.C16])" office:value-type="currency" office:currency="JPY" office:value="367.777196039675">
            <text:p>￥368</text:p>
          </table:table-cell>
          <table:table-cell office:value-type="percentage" office:value="0.03">
            <text:p>3,00%</text:p>
          </table:table-cell>
          <table:table-cell table:formula="of:=[.B16]/(1+[.$D$2])^[.A16]" office:value-type="currency" office:currency="JPY" office:value="214.049676546492">
            <text:p>￥214</text:p>
          </table:table-cell>
          <table:table-cell table:formula="of:=[.E15]*(1+[.F16])" office:value-type="currency" office:currency="JPY" office:value="338.704499024048">
            <text:p>￥339</text:p>
          </table:table-cell>
          <table:table-cell office:value-type="percentage" office:value="0.01">
            <text:p>1,00%</text:p>
          </table:table-cell>
          <table:table-cell table:formula="of:=[.E16]/(1+[.$D$3])^[.A16]" office:value-type="currency" office:currency="JPY" office:value="176.35308444605">
            <text:p>￥176</text:p>
          </table:table-cell>
          <table:table-cell table:formula="of:=[.H15]*(1+[.I16])" office:value-type="currency" office:currency="JPY" office:value="277.1238">
            <text:p>￥277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JPY" office:value="129.280297931766">
            <text:p>￥129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f:=[.B16]*(1+[.C17])" office:value-type="currency" office:currency="JPY" office:value="375.132739960468">
            <text:p>￥375</text:p>
          </table:table-cell>
          <table:table-cell office:value-type="percentage" office:value="0.02">
            <text:p>2,00%</text:p>
          </table:table-cell>
          <table:table-cell table:formula="of:=[.B17]/(1+[.$D$2])^[.A17]" office:value-type="currency" office:currency="JPY" office:value="204.047355212543">
            <text:p>￥204</text:p>
          </table:table-cell>
          <table:table-cell table:formula="of:=[.E16]*(1+[.F17])" office:value-type="currency" office:currency="JPY" office:value="342.091544014289">
            <text:p>￥342</text:p>
          </table:table-cell>
          <table:table-cell office:value-type="percentage" office:value="0.01">
            <text:p>1,00%</text:p>
          </table:table-cell>
          <table:table-cell table:formula="of:=[.E17]/(1+[.$D$3])^[.A17]" office:value-type="currency" office:currency="JPY" office:value="164.162779069595">
            <text:p>￥164</text:p>
          </table:table-cell>
          <table:table-cell table:formula="of:=[.H16]*(1+[.I17])" office:value-type="currency" office:currency="JPY" office:value="277.1238">
            <text:p>￥277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JPY" office:value="117.527543574333">
            <text:p>￥118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formula="of:=[.B17]*(1+[.C18])" office:value-type="currency" office:currency="JPY" office:value="382.635394759677">
            <text:p>￥383</text:p>
          </table:table-cell>
          <table:table-cell office:value-type="percentage" office:value="0.02">
            <text:p>2,00%</text:p>
          </table:table-cell>
          <table:table-cell table:formula="of:=[.B18]/(1+[.$D$2])^[.A18]" office:value-type="currency" office:currency="JPY" office:value="194.51243207177">
            <text:p>￥195</text:p>
          </table:table-cell>
          <table:table-cell table:formula="of:=[.E17]*(1+[.F18])" office:value-type="currency" office:currency="JPY" office:value="345.512459454432">
            <text:p>￥346</text:p>
          </table:table-cell>
          <table:table-cell office:value-type="percentage" office:value="0.01">
            <text:p>1,00%</text:p>
          </table:table-cell>
          <table:table-cell table:formula="of:=[.E18]/(1+[.$D$3])^[.A18]" office:value-type="currency" office:currency="JPY" office:value="152.815121530222">
            <text:p>￥153</text:p>
          </table:table-cell>
          <table:table-cell table:formula="of:=[.H17]*(1+[.I18])" office:value-type="currency" office:currency="JPY" office:value="277.1238">
            <text:p>￥277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JPY" office:value="106.843221431212">
            <text:p>￥107</text:p>
          </table:table-cell>
        </table:table-row>
        <table:table-row table:style-name="ro3">
          <table:table-cell table:number-columns-repeated="2"/>
          <table:table-cell table:style-name="ce6"/>
          <table:table-cell table:formula="of:=SUM([.D8:.D18])" office:value-type="currency" office:currency="JPY" office:value="2484.39148366827">
            <text:p>￥2.484</text:p>
          </table:table-cell>
          <table:table-cell/>
          <table:table-cell table:style-name="ce13"/>
          <table:table-cell table:formula="of:=SUM([.G8:.G18])" office:value-type="currency" office:currency="JPY" office:value="2222.49956643695">
            <text:p>￥2.222</text:p>
          </table:table-cell>
          <table:table-cell/>
          <table:table-cell table:style-name="ce18"/>
          <table:table-cell table:formula="of:=SUM([.J8:.J18])" office:value-type="currency" office:currency="JPY" office:value="1831.64449711298">
            <text:p>￥1.832</text:p>
          </table:table-cell>
        </table:table-row>
        <table:table-row table:style-name="ro3">
          <table:table-cell office:value-type="string">
            <text:p>Terminal</text:p>
          </table:table-cell>
          <table:table-cell table:formula="of:=[.B18]*[.D5]" office:value-type="currency" office:currency="JPY" office:value="5739.53092139516">
            <text:p>￥5.740</text:p>
          </table:table-cell>
          <table:table-cell table:style-name="ce6"/>
          <table:table-cell table:formula="of:=[.B20]/(1+[.D2])^([.A18]+1/2)" office:value-type="currency" office:currency="JPY" office:value="2820.63398485195">
            <text:p>￥2.821</text:p>
          </table:table-cell>
          <table:table-cell table:formula="of:=[.E18]*[.D5]" office:value-type="currency" office:currency="JPY" office:value="5182.68689181648">
            <text:p>￥5.183</text:p>
          </table:table-cell>
          <table:table-cell table:style-name="ce13"/>
          <table:table-cell table:formula="of:=[.E20]/(1+[.D3])^([.A18]+1/2)" office:value-type="currency" office:currency="JPY" office:value="2200.6081706234">
            <text:p>￥2.201</text:p>
          </table:table-cell>
          <table:table-cell table:formula="of:=[.H18]*[.D5]" office:value-type="currency" office:currency="JPY" office:value="4156.857">
            <text:p>￥4.157</text:p>
          </table:table-cell>
          <table:table-cell table:style-name="ce18"/>
          <table:table-cell table:formula="of:=[.H20]/(1+[.D4])^([.A18]+1/2)" office:value-type="currency" office:currency="JPY" office:value="1528.06521823715">
            <text:p>￥1.5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7">27.03.2022</text:date>, <text:time>11:05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3-27T11:05:47.16</dc:date>
    <dc:creator>aaa </dc:creator>
    <meta:editing-duration>P3DT2H58M39S</meta:editing-duration>
    <meta:editing-cycles>61</meta:editing-cycles>
    <meta:generator>OpenOffice/4.1.5$Win32 OpenOffice.org_project/415m1$Build-9789</meta:generator>
    <meta:document-statistic meta:table-count="5" meta:cell-count="691" meta:object-count="0"/>
  </office:meta>
</office:document-meta>
</file>